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30 nœuds</text:p>
          </table:table-cell>
          <table:table-cell table:style-name="ce1" table:number-columns-repeated="6"/>
          <table:table-cell table:style-name="ce1" office:value-type="float" office:value="82000" calcext:value-type="float">
            <text:p>82000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Energi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Volume restant</text:p>
          </table:table-cell>
          <table:table-cell table:style-name="ce1" office:value-type="string" calcext:value-type="string">
            <text:p>Nbr tournée</text:p>
          </table:table-cell>
          <table:table-cell table:style-name="ce1" table:number-columns-repeated="2"/>
          <table:table-cell table:style-name="ce1" office:value-type="string" calcext:value-type="string">
            <text:p>% batt. Utilisé</text:p>
          </table:table-cell>
          <table:table-cell table:style-name="ce1" table:number-columns-repeated="1016"/>
        </table:table-row>
        <table:table-row table:style-name="ro1">
          <table:table-cell office:value-type="float" office:value="86.6" calcext:value-type="float">
            <text:p>86,6</text:p>
          </table:table-cell>
          <table:table-cell office:value-type="float" office:value="13575.5600000015" calcext:value-type="float">
            <text:p>13575,5600000015</text:p>
          </table:table-cell>
          <table:table-cell table:style-name="ce3" office:value-type="float" office:value="273.59" calcext:value-type="float">
            <text:p>273,59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2" calcext:value-type="float">
            <text:p>2</text:p>
          </table:table-cell>
          <table:table-cell table:style-name="ce4" table:formula="of:=IF([.C3]&gt;=468; &quot;True&quot;)" office:value-type="boolean" office:boolean-value="false" calcext:value-type="boolean">
            <text:p>FAUX</text:p>
          </table:table-cell>
          <table:table-cell table:formula="of:=[.C3]/60" office:value-type="float" office:value="4.55983333333333" calcext:value-type="float">
            <text:p>4,55983333333333</text:p>
          </table:table-cell>
          <table:table-cell table:style-name="ce3" table:formula="of:=[.B3]*100/[.$H$1]" office:value-type="float" office:value="16.5555609756116" calcext:value-type="float">
            <text:p>16,56</text:p>
          </table:table-cell>
          <table:table-cell table:number-columns-repeated="1016"/>
        </table:table-row>
        <table:table-row table:style-name="ro1">
          <table:table-cell office:value-type="float" office:value="89.03" calcext:value-type="float">
            <text:p>89,03</text:p>
          </table:table-cell>
          <table:table-cell office:value-type="float" office:value="13798.9600000009" calcext:value-type="float">
            <text:p>13798,9600000009</text:p>
          </table:table-cell>
          <table:table-cell table:style-name="ce3" office:value-type="float" office:value="282.04" calcext:value-type="float">
            <text:p>282,04</text:p>
          </table:table-cell>
          <table:table-cell office:value-type="float" office:value="1.9702" calcext:value-type="float">
            <text:p>1,9702</text:p>
          </table:table-cell>
          <table:table-cell office:value-type="float" office:value="2" calcext:value-type="float">
            <text:p>2</text:p>
          </table:table-cell>
          <table:table-cell table:style-name="ce4" table:formula="of:=IF([.C4]&gt;=468; &quot;True&quot;)" office:value-type="boolean" office:boolean-value="false" calcext:value-type="boolean">
            <text:p>FAUX</text:p>
          </table:table-cell>
          <table:table-cell table:formula="of:=[.C4]/60" office:value-type="float" office:value="4.70066666666667" calcext:value-type="float">
            <text:p>4,70066666666667</text:p>
          </table:table-cell>
          <table:table-cell table:style-name="ce3" table:formula="of:=[.B4]*100/[.$H$1]" office:value-type="float" office:value="16.8280000000011" calcext:value-type="float">
            <text:p>16,83</text:p>
          </table:table-cell>
          <table:table-cell table:number-columns-repeated="1016"/>
        </table:table-row>
        <table:table-row table:style-name="ro1">
          <table:table-cell office:value-type="float" office:value="89.16" calcext:value-type="float">
            <text:p>89,16</text:p>
          </table:table-cell>
          <table:table-cell office:value-type="float" office:value="13871.5900000017" calcext:value-type="float">
            <text:p>13871,5900000017</text:p>
          </table:table-cell>
          <table:table-cell table:style-name="ce3" office:value-type="float" office:value="284.06" calcext:value-type="float">
            <text:p>284,06</text:p>
          </table:table-cell>
          <table:table-cell office:value-type="float" office:value="1.966405" calcext:value-type="float">
            <text:p>1,966405</text:p>
          </table:table-cell>
          <table:table-cell office:value-type="float" office:value="2" calcext:value-type="float">
            <text:p>2</text:p>
          </table:table-cell>
          <table:table-cell table:style-name="ce4" table:formula="of:=IF([.C5]&gt;=468; &quot;True&quot;)" office:value-type="boolean" office:boolean-value="false" calcext:value-type="boolean">
            <text:p>FAUX</text:p>
          </table:table-cell>
          <table:table-cell table:formula="of:=[.C5]/60" office:value-type="float" office:value="4.73433333333333" calcext:value-type="float">
            <text:p>4,73433333333333</text:p>
          </table:table-cell>
          <table:table-cell table:style-name="ce3" table:formula="of:=[.B5]*100/[.$H$1]" office:value-type="float" office:value="16.9165731707338" calcext:value-type="float">
            <text:p>16,92</text:p>
          </table:table-cell>
          <table:table-cell table:number-columns-repeated="1016"/>
        </table:table-row>
        <table:table-row table:style-name="ro1">
          <table:table-cell office:value-type="float" office:value="89.03" calcext:value-type="float">
            <text:p>89,03</text:p>
          </table:table-cell>
          <table:table-cell office:value-type="float" office:value="13936.8899999997" calcext:value-type="float">
            <text:p>13936,8899999997</text:p>
          </table:table-cell>
          <table:table-cell table:style-name="ce3" office:value-type="float" office:value="282.7" calcext:value-type="float">
            <text:p>282,70</text:p>
          </table:table-cell>
          <table:table-cell office:value-type="float" office:value="1.19719" calcext:value-type="float">
            <text:p>1,19719</text:p>
          </table:table-cell>
          <table:table-cell office:value-type="float" office:value="2" calcext:value-type="float">
            <text:p>2</text:p>
          </table:table-cell>
          <table:table-cell table:style-name="ce4" table:formula="of:=IF([.C6]&gt;=468; &quot;True&quot;)" office:value-type="boolean" office:boolean-value="false" calcext:value-type="boolean">
            <text:p>FAUX</text:p>
          </table:table-cell>
          <table:table-cell table:formula="of:=[.C6]/60" office:value-type="float" office:value="4.71166666666667" calcext:value-type="float">
            <text:p>4,71166666666667</text:p>
          </table:table-cell>
          <table:table-cell table:style-name="ce3" table:formula="of:=[.B6]*100/[.$H$1]" office:value-type="float" office:value="16.9962073170728" calcext:value-type="float">
            <text:p>17,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style-name="ce1" office:value-type="string" calcext:value-type="string">
            <text:p>60 nœuds</text:p>
          </table:table-cell>
          <table:table-cell table:style-name="ce1" table:number-columns-repeated="6"/>
          <table:table-cell table:style-name="ce5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Energi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Volume restant</text:p>
          </table:table-cell>
          <table:table-cell table:style-name="ce1" office:value-type="string" calcext:value-type="string">
            <text:p>Nbr tournée</text:p>
          </table:table-cell>
          <table:table-cell table:style-name="ce1" table:number-columns-repeated="2"/>
          <table:table-cell table:style-name="ce5"/>
          <table:table-cell table:style-name="ce1" table:number-columns-repeated="1016"/>
        </table:table-row>
        <table:table-row table:style-name="ro1">
          <table:table-cell office:value-type="float" office:value="157.07" calcext:value-type="float">
            <text:p>157,07</text:p>
          </table:table-cell>
          <table:table-cell office:value-type="float" office:value="24401.820000004" calcext:value-type="float">
            <text:p>24401,820000004</text:p>
          </table:table-cell>
          <table:table-cell office:value-type="float" office:value="563.11" calcext:value-type="float">
            <text:p>563,11</text:p>
          </table:table-cell>
          <table:table-cell office:value-type="float" office:value="2.324425" calcext:value-type="float">
            <text:p>2,324425</text:p>
          </table:table-cell>
          <table:table-cell office:value-type="float" office:value="5" calcext:value-type="float">
            <text:p>5</text:p>
          </table:table-cell>
          <table:table-cell table:formula="of:=IF([.C10]&gt;=468;&quot;True&quot;)" office:value-type="string" office:string-value="True" calcext:value-type="string">
            <text:p>True</text:p>
          </table:table-cell>
          <table:table-cell table:formula="of:=[.C10]/60" office:value-type="float" office:value="9.38516666666667" calcext:value-type="float">
            <text:p>9,38516666666667</text:p>
          </table:table-cell>
          <table:table-cell table:style-name="ce3" table:formula="of:=[.B10]*100/[.$H$1]" office:value-type="float" office:value="29.7583170731756" calcext:value-type="float">
            <text:p>29,76</text:p>
          </table:table-cell>
          <table:table-cell table:number-columns-repeated="1016"/>
        </table:table-row>
        <table:table-row table:style-name="ro1">
          <table:table-cell office:value-type="float" office:value="160.71" calcext:value-type="float">
            <text:p>160,71</text:p>
          </table:table-cell>
          <table:table-cell office:value-type="float" office:value="24460.6600000011" calcext:value-type="float">
            <text:p>24460,6600000011</text:p>
          </table:table-cell>
          <table:table-cell office:value-type="float" office:value="558.3" calcext:value-type="float">
            <text:p>558,3</text:p>
          </table:table-cell>
          <table:table-cell office:value-type="float" office:value="2.3964625" calcext:value-type="float">
            <text:p>2,3964625</text:p>
          </table:table-cell>
          <table:table-cell office:value-type="float" office:value="5" calcext:value-type="float">
            <text:p>5</text:p>
          </table:table-cell>
          <table:table-cell table:formula="of:=IF([.C11]&gt;=468;&quot;True&quot;)" office:value-type="string" office:string-value="True" calcext:value-type="string">
            <text:p>True</text:p>
          </table:table-cell>
          <table:table-cell table:formula="of:=[.C11]/60" office:value-type="float" office:value="9.305" calcext:value-type="float">
            <text:p>9,305</text:p>
          </table:table-cell>
          <table:table-cell table:style-name="ce3" table:formula="of:=[.B11]*100/[.$H$1]" office:value-type="float" office:value="29.830073170733" calcext:value-type="float">
            <text:p>29,83</text:p>
          </table:table-cell>
          <table:table-cell table:number-columns-repeated="1016"/>
        </table:table-row>
        <table:table-row table:style-name="ro1">
          <table:table-cell office:value-type="float" office:value="162.86" calcext:value-type="float">
            <text:p>162,86</text:p>
          </table:table-cell>
          <table:table-cell office:value-type="float" office:value="24567.0700000031" calcext:value-type="float">
            <text:p>24567,0700000031</text:p>
          </table:table-cell>
          <table:table-cell office:value-type="float" office:value="587.71" calcext:value-type="float">
            <text:p>587,71</text:p>
          </table:table-cell>
          <table:table-cell office:value-type="float" office:value="2.235445" calcext:value-type="float">
            <text:p>2,235445</text:p>
          </table:table-cell>
          <table:table-cell office:value-type="float" office:value="5" calcext:value-type="float">
            <text:p>5</text:p>
          </table:table-cell>
          <table:table-cell table:formula="of:=IF([.C12]&gt;=468;&quot;True&quot;)" office:value-type="string" office:string-value="True" calcext:value-type="string">
            <text:p>True</text:p>
          </table:table-cell>
          <table:table-cell table:formula="of:=[.C12]/60" office:value-type="float" office:value="9.79516666666667" calcext:value-type="float">
            <text:p>9,79516666666667</text:p>
          </table:table-cell>
          <table:table-cell table:style-name="ce3" table:formula="of:=[.B12]*100/[.$H$1]" office:value-type="float" office:value="29.9598414634184" calcext:value-type="float">
            <text:p>29,96</text:p>
          </table:table-cell>
          <table:table-cell table:number-columns-repeated="1016"/>
        </table:table-row>
        <table:table-row table:style-name="ro1">
          <table:table-cell office:value-type="float" office:value="164.18" calcext:value-type="float">
            <text:p>164,18</text:p>
          </table:table-cell>
          <table:table-cell office:value-type="float" office:value="24920.9000000022" calcext:value-type="float">
            <text:p>24920,9000000022</text:p>
          </table:table-cell>
          <table:table-cell office:value-type="float" office:value="564.61" calcext:value-type="float">
            <text:p>564,61</text:p>
          </table:table-cell>
          <table:table-cell office:value-type="float" office:value="2.205085" calcext:value-type="float">
            <text:p>2,205085</text:p>
          </table:table-cell>
          <table:table-cell office:value-type="float" office:value="5" calcext:value-type="float">
            <text:p>5</text:p>
          </table:table-cell>
          <table:table-cell table:formula="of:=IF([.C13]&gt;=468;&quot;True&quot;)" office:value-type="string" office:string-value="True" calcext:value-type="string">
            <text:p>True</text:p>
          </table:table-cell>
          <table:table-cell table:formula="of:=[.C13]/60" office:value-type="float" office:value="9.41016666666667" calcext:value-type="float">
            <text:p>9,41016666666667</text:p>
          </table:table-cell>
          <table:table-cell table:style-name="ce3" table:formula="of:=[.B13]*100/[.$H$1]" office:value-type="float" office:value="30.3913414634173" calcext:value-type="float">
            <text:p>30,3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style-name="ce1" office:value-type="string" calcext:value-type="string">
            <text:p>80 nœuds</text:p>
          </table:table-cell>
          <table:table-cell table:style-name="ce1" table:number-columns-repeated="6"/>
          <table:table-cell table:style-name="ce5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Energi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Volume restant</text:p>
          </table:table-cell>
          <table:table-cell table:style-name="ce1" office:value-type="string" calcext:value-type="string">
            <text:p>Nbr tournée</text:p>
          </table:table-cell>
          <table:table-cell table:style-name="ce1" table:number-columns-repeated="2"/>
          <table:table-cell table:style-name="ce5"/>
          <table:table-cell table:style-name="ce1" table:number-columns-repeated="1016"/>
        </table:table-row>
        <table:table-row table:style-name="ro1">
          <table:table-cell table:style-name="Default" office:value-type="float" office:value="218.29" calcext:value-type="float">
            <text:p>218,29</text:p>
          </table:table-cell>
          <table:table-cell table:style-name="Default" office:value-type="float" office:value="34948.7699999996" calcext:value-type="float">
            <text:p>34948,7699999996</text:p>
          </table:table-cell>
          <table:table-cell table:style-name="Default" office:value-type="float" office:value="799.51" calcext:value-type="float">
            <text:p>799,51</text:p>
          </table:table-cell>
          <table:table-cell table:style-name="Default" office:value-type="float" office:value="3.5503075" calcext:value-type="float">
            <text:p>3,550307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IF([.C17]&gt;=468;&quot;True&quot;)" office:value-type="string" office:string-value="True" calcext:value-type="string">
            <text:p>True</text:p>
          </table:table-cell>
          <table:table-cell table:style-name="Default" table:formula="of:=[.C17]/60" office:value-type="float" office:value="13.3251666666667" calcext:value-type="float">
            <text:p>13,3251666666667</text:p>
          </table:table-cell>
          <table:table-cell table:style-name="ce3" table:formula="of:=[.B17]*100/[.$H$1]" office:value-type="float" office:value="42.6204512195117" calcext:value-type="float">
            <text:p>42,62</text:p>
          </table:table-cell>
          <table:table-cell table:formula="of:=[.G17]/7.8" office:value-type="float" office:value="1.7083547008547" calcext:value-type="float">
            <text:p>1,7083547008547</text:p>
          </table:table-cell>
          <table:table-cell table:number-columns-repeated="1015"/>
        </table:table-row>
        <table:table-row table:style-name="ro1">
          <table:table-cell table:style-name="Default" office:value-type="float" office:value="223.19" calcext:value-type="float">
            <text:p>223,19</text:p>
          </table:table-cell>
          <table:table-cell table:style-name="Default" office:value-type="float" office:value="35525.4099999992" calcext:value-type="float">
            <text:p>35525,4099999992</text:p>
          </table:table-cell>
          <table:table-cell table:style-name="Default" office:value-type="float" office:value="811.85" calcext:value-type="float">
            <text:p>811,85</text:p>
          </table:table-cell>
          <table:table-cell table:style-name="Default" office:value-type="float" office:value="0.4183975" calcext:value-type="float">
            <text:p>0,41839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C18]&gt;=468;&quot;True&quot;)" office:value-type="string" office:string-value="True" calcext:value-type="string">
            <text:p>True</text:p>
          </table:table-cell>
          <table:table-cell table:style-name="Default" table:formula="of:=[.C18]/60" office:value-type="float" office:value="13.5308333333333" calcext:value-type="float">
            <text:p>13,5308333333333</text:p>
          </table:table-cell>
          <table:table-cell table:style-name="ce3" table:formula="of:=[.B18]*100/[.$H$1]" office:value-type="float" office:value="43.3236707317063" calcext:value-type="float">
            <text:p>43,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24.54" calcext:value-type="float">
            <text:p>224,54</text:p>
          </table:table-cell>
          <table:table-cell table:style-name="Default" office:value-type="float" office:value="36423.1500000032" calcext:value-type="float">
            <text:p>36423,1500000032</text:p>
          </table:table-cell>
          <table:table-cell table:style-name="Default" office:value-type="float" office:value="778.77" calcext:value-type="float">
            <text:p>778,77</text:p>
          </table:table-cell>
          <table:table-cell table:style-name="Default" office:value-type="float" office:value="0.712082499999999" calcext:value-type="float">
            <text:p>0,71208249999999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C19]&gt;=468;&quot;True&quot;)" office:value-type="string" office:string-value="True" calcext:value-type="string">
            <text:p>True</text:p>
          </table:table-cell>
          <table:table-cell table:style-name="Default" table:formula="of:=[.C19]/60" office:value-type="float" office:value="12.9795" calcext:value-type="float">
            <text:p>12,9795</text:p>
          </table:table-cell>
          <table:table-cell table:style-name="ce3" table:formula="of:=[.B19]*100/[.$H$1]" office:value-type="float" office:value="44.41847560976" calcext:value-type="float">
            <text:p>44,4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19.86" calcext:value-type="float">
            <text:p>219,86</text:p>
          </table:table-cell>
          <table:table-cell table:style-name="Default" office:value-type="float" office:value="36452.2700000005" calcext:value-type="float">
            <text:p>36452,2700000005</text:p>
          </table:table-cell>
          <table:table-cell table:style-name="Default" office:value-type="float" office:value="781.66" calcext:value-type="float">
            <text:p>781,66</text:p>
          </table:table-cell>
          <table:table-cell table:style-name="Default" office:value-type="float" office:value="0.564235" calcext:value-type="float">
            <text:p>0,56423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C20]&gt;=468;&quot;True&quot;)" office:value-type="string" office:string-value="True" calcext:value-type="string">
            <text:p>True</text:p>
          </table:table-cell>
          <table:table-cell table:style-name="Default" table:formula="of:=[.C20]/60" office:value-type="float" office:value="13.0276666666667" calcext:value-type="float">
            <text:p>13,0276666666667</text:p>
          </table:table-cell>
          <table:table-cell table:style-name="ce3" table:formula="of:=[.B20]*100/[.$H$1]" office:value-type="float" office:value="44.4539878048787" calcext:value-type="float">
            <text:p>44,45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3:41:05.528836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7:47:50.548347370</meta:creation-date>
    <meta:generator>LibreOffice/6.4.7.2$Linux_X86_64 LibreOffice_project/40$Build-2</meta:generator>
    <dc:date>2021-07-23T15:26:28.221461899</dc:date>
    <meta:editing-duration>PT1H24M34S</meta:editing-duration>
    <meta:editing-cycles>10</meta:editing-cycles>
    <meta:document-statistic meta:table-count="1" meta:cell-count="117" meta:object-count="0"/>
  </office:meta>
</office:document-meta>
</file>